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{last_name} {first_name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center" style:position="3in"/>
        </style:tab-stops>
      </style:paragraph-properties>
    </style:style>
    <style:style style:name="T3" style:parent-style-name="DefaultParagraphFont" style:family="text">
      <style:text-properties fo:color="#FF0000"/>
    </style:style>
    <style:style style:name="T4" style:parent-style-name="DefaultParagraphFont" style:family="text">
      <style:text-properties fo:color="#FF0000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2778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frame draw:z-index="251662336" draw:id="id0" draw:style-name="a0" draw:name="Zone de texte 2" text:anchor-type="paragraph" svg:x="-0.28194in" svg:y="-0.09028in" svg:width="2.73542in" svg:height="1.03819in" style:rel-width="scale" style:rel-height="scale"><draw:text-box><text:p text:style-name="Normal">{last_name} {first_name}</text:p><text:p text:style-name="Normal">{phone}</text:p><text:p text:style-name="Normal"/><text:p text:style-name="Normal"/><text:p text:style-name="Normal"/><text:p text:style-name="Normal"/></draw:text-box><svg:title/><svg:desc/></draw:frame><draw:frame draw:z-index="251659264" draw:id="id1" draw:style-name="a1" draw:name="Zone de texte 2" text:anchor-type="paragraph" svg:x="4.68958in" svg:y="-0.02639in" svg:width="2.02222in" svg:height="0.62222in" style:rel-width="scale" style:rel-height="scale"><draw:text-box><text:p text:style-name="Normal">{description}</text:p></draw:text-box><svg:title/><svg:desc/></draw:frame></text:p>
        <text:p text:style-name="Header"/>
        <text:p text:style-name="Header"/>
      </style:header>
      <style:footer>
        <text:p text:style-name="P2"><text:span text:style-name="T3">{</text:span><text:span text:style-name="T4">last_name</text:span><text:span text:style-name="T5">}</text:span><text:span text:style-name="T6"><text:tab/></text:span><text:span text:style-name="T7">{</text:span><text:span text:style-name="T8">first_name</text:span><text:span text:style-name="T9">}</text:span><text:s/>{phone}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/>
    <meta:creation-date>2016-05-21T17:24:00Z</meta:creation-date>
    <dc:date>2016-05-21T17:24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4" meta:row-count="1" meta:non-whitespace-character-count="22"/>
  </office:meta>
</office:document-meta>
</file>